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fo:language="en" fo:country="US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officeooo:paragraph-rsid="000baeb6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en" fo:country="US" fo:background-color="#ffffff" style:font-name-asian="Arial" style:font-size-asian="10pt" style:font-name-complex="Arial" style:font-size-complex="10pt"/>
    </style:style>
    <style:style style:name="P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color="#222222" style:font-name="Arial" fo:font-size="9.5pt" style:letter-kerning="false" style:font-name-asian="Times New Roman" style:font-size-asian="9.5pt" style:language-asian="pt" style:country-asian="BR" style:font-name-complex="Arial" style:font-size-complex="9.5pt" style:language-complex="ar" style:country-complex="SA" fo:hyphenate="true"/>
    </style:style>
    <style:style style:name="P10" style:family="paragraph" style:parent-style-name="Standard" style:list-style-name="WWNum1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orphans="2" fo:widows="2" fo:background-color="#ffffff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style:font-name-asian="Arial" style:font-size-asian="10pt" style:font-name-complex="Arial" style:font-size-complex="10pt"/>
    </style:style>
    <style:style style:name="P12" style:family="paragraph" style:parent-style-name="Título_20_2" style:master-page-name="MP0">
      <loext:graphic-properties draw:fill="solid" draw:fill-color="#ffffff" draw:opacity="100%"/>
      <style:paragraph-properties fo:margin-top="0cm" fo:margin-bottom="0cm" loext:contextual-spacing="false" fo:text-align="center" style:justify-single-word="false" style:page-number="1" fo:break-before="page" fo:background-color="#ffffff"/>
    </style:style>
    <style:style style:name="T1" style:family="text">
      <style:text-properties fo:color="#222222" style:font-name="Arial" fo:font-size="10pt" fo:font-weight="bold" style:font-name-asian="Arial" style:font-size-asian="10pt" style:font-weight-asian="bold" style:font-name-complex="Arial" style:font-size-complex="10pt"/>
    </style:style>
    <style:style style:name="T2" style:family="text">
      <style:text-properties fo:color="#222222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222222" style:font-name="Arial" fo:font-size="10pt" officeooo:rsid="000baeb6" style:font-name-asian="Arial" style:font-size-asian="10pt" style:font-name-complex="Arial" style:font-size-complex="10pt"/>
    </style:style>
    <style:style style:name="T4" style:family="text">
      <style:text-properties fo:color="#222222" style:font-name="Arial" fo:font-size="10pt" officeooo:rsid="000d5e0d" style:font-name-asian="Arial" style:font-size-asian="10pt" style:font-name-complex="Arial" style:font-size-complex="10pt"/>
    </style:style>
    <style:style style:name="T5" style:family="text">
      <style:text-properties fo:color="#222222" style:font-name="Arial" fo:font-size="10pt" officeooo:rsid="00104823" style:font-name-asian="Arial" style:font-size-asian="10pt" style:font-name-complex="Arial" style:font-size-complex="10pt"/>
    </style:style>
    <style:style style:name="T6" style:family="text">
      <style:text-properties fo:color="#222222" style:font-name="Arial" fo:font-size="10pt" fo:font-style="italic" style:font-name-asian="Arial" style:font-size-asian="10pt" style:font-style-asian="italic" style:font-name-complex="Arial" style:font-size-complex="10pt"/>
    </style:style>
    <style:style style:name="T7" style:family="text">
      <style:text-properties fo:color="#222222" style:font-name="Arial" fo:font-size="10pt" fo:language="en" fo:country="US" style:font-name-asian="Arial" style:font-size-asian="10pt" style:font-name-complex="Arial" style:font-size-complex="10pt"/>
    </style:style>
    <style:style style:name="T8" style:family="text">
      <style:text-properties fo:color="#222222" style:font-name="Arial" fo:font-size="10pt" fo:language="en" fo:country="US" officeooo:rsid="000baeb6" style:font-name-asian="Arial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T10" style:family="text">
      <style:text-properties style:font-name="Arial" fo:font-size="10pt" fo:language="en" fo:country="US" fo:background-color="#ffffff" loext:char-shading-value="0" style:font-name-asian="Arial" style:font-size-asian="10pt" style:font-name-complex="Arial" style:font-size-complex="10pt"/>
    </style:style>
    <style:style style:name="T11" style:family="text">
      <style:text-properties style:font-name="Arial" fo:font-size="10pt" fo:background-color="#ffffff" loext:char-shading-value="0" style:font-name-asian="Arial" style:font-size-asian="10pt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_wy6p86rspkmq"/>e-C.A.S.S.I.E.: Uma ferramenta para análise e mapeamento de regiões costeiras utilizando a plataforma Google Earth Engine</text:h>
      <text:p text:style-name="P1"/>
      <text:p text:style-name="P5"><text:span text:style-name="Fonte_20_parág._20_padrão"><text:span text:style-name="T1">1. Introdução</text:span></text:span></text:p>
      <text:p text:style-name="P6"><text:span text:style-name="Fonte_20_parág._20_padrão"><text:span text:style-name="T2">Na </text:span></text:span><text:span text:style-name="Fonte_20_parág._20_padrão"><text:span text:style-name="T3">z</text:span></text:span><text:span text:style-name="Fonte_20_parág._20_padrão"><text:span text:style-name="T2">ona costeira (ZC) do Brasil além da concentração populacional (26,6%) e de infraestrutura industrial, há uma importante biodiversidade a ser protegida até 2020. Estudos a nível global mostram que a maioria das ZCs arenosas onde existe</text:span></text:span><text:span text:style-name="Fonte_20_parág._20_padrão"><text:span text:style-name="T3">m</text:span></text:span><text:span text:style-name="Fonte_20_parág._20_padrão"><text:span text:style-name="T2"> áreas marinhas protegidas estão em processo de erosão (</text:span></text:span><text:span text:style-name="Fonte_20_parág._20_padrão"><text:span text:style-name="T8">LUIJENDIJK</text:span></text:span><text:span text:style-name="Fonte_20_parág._20_padrão"><text:span text:style-name="T2"> et al., 2018), e que há um potencial aumento de eventos de inundações costeiras sob estas áreas, derivados da subida do nível médio do mar (</text:span></text:span><text:span text:style-name="Fonte_20_parág._20_padrão"><text:span text:style-name="T3">VITOUSEK et al., 2017; VOUSDOUKAS</text:span></text:span><text:span text:style-name="Fonte_20_parág._20_padrão"><text:span text:style-name="T2"> et al., 201</text:span></text:span><text:span text:style-name="Fonte_20_parág._20_padrão"><text:span text:style-name="T3">8</text:span></text:span><text:span text:style-name="Fonte_20_parág._20_padrão"><text:span text:style-name="T2">). Assim, este trabalho propõe a construção de uma ferramenta de apoio a gestores costeiros e pesquisadores que, por meio da plataforma de análise geoespacial Google Earth Engine (GEE), oferecerá um conjunto de funcionalidades para o mapeamento e análise de ambientes costeiros. </text:span></text:span></text:p>
      <text:p text:style-name="P2"/>
      <text:p text:style-name="P5"><text:span text:style-name="Fonte_20_parág._20_padrão"><text:span text:style-name="T1">2. Metodologia</text:span></text:span></text:p>
      <text:p text:style-name="P5"><text:span text:style-name="Fonte_20_parág._20_padrão"><text:span text:style-name="T2">A ferramenta proposta neste trabalho, e-C.A.S.S.I.E. (Coastal Analysi</text:span></text:span><text:span text:style-name="Fonte_20_parág._20_padrão"><text:span text:style-name="T5">S</text:span></text:span><text:span text:style-name="Fonte_20_parág._20_padrão"><text:span text:style-name="T2"> via Satellite Imagery Engine), consiste em uma aplicação web que utiliza a API (Application Programming Interface) da plataforma Google Earth Engine (GEE) para efetuar a aquisição e processamento de imagens multiespectrais de satélite. A ferramenta usa as bibliotecas do Google Maps para a visualização dos dados geoespaciais, e utiliza os recursos computacionais da Google, tanto em termos de processamento (número elevado de clusters de computadores </text:span></text:span><text:span text:style-name="Fonte_20_parág._20_padrão"><text:span text:style-name="T5">funcionando</text:span></text:span><text:span text:style-name="Fonte_20_parág._20_padrão"><text:span text:style-name="T2"> em paralelo) quanto de armazenamento (conjunto de dados geoespaciais de múltiplos petabytes prontos para serem analisados), fornecidos pela plataforma GEE </text:span></text:span><text:span text:style-name="Fonte_20_parág._20_padrão"><text:span text:style-name="T4">(GORELICK et al., 2017)</text:span></text:span><text:span text:style-name="Fonte_20_parág._20_padrão"><text:span text:style-name="T2">.</text:span></text:span></text:p>
      <text:p text:style-name="P5"><text:span text:style-name="Fonte_20_parág._20_padrão"><text:span text:style-name="T2">A ferramenta e-C.A.S.S.I.E. está sendo construída com tecnologias padrão para aplicações web; ou seja, as linguagens HTML, CSS e JavaScript. Para efetuar a comunicação com a plataforma GEE, a biblioteca em JavaScript disponibilizada pela Google foi utilizada. A ferramenta e-C.A.S.S.I.E. está em fase de desenvolvimento e pretende oferecer funcionalidades uteis no âmbito de gerenciamento costeiro e gestão ambiental, tais como: 1) mapeamento e análise da evolução da linha de costa; 2) mapeamento e análise do uso do solo; 3) mapeamento da batimetria costeira por métodos óticos.</text:span></text:span></text:p>
      <text:p text:style-name="P1"/>
      <text:p text:style-name="P5"><text:span text:style-name="Fonte_20_parág._20_padrão"><text:span text:style-name="T1">3. Resultados e discussão</text:span></text:span></text:p>
      <text:p text:style-name="P5"><text:span text:style-name="Fonte_20_parág._20_padrão"><text:span text:style-name="T2">No presente trabalho são descritos os resultados relativos a aplicação da e-C.A.S.S.I.E. para o mapeamento e análise de linha de costa. Abaixo estão descritas as várias etapas que o usuário deve seguir ao utilizar a ferramenta:</text:span></text:span></text:p>
      <text:p text:style-name="P1"/>
      <text:list xml:id="list81471502" text:style-name="WWNum1">
        <text:list-item text:start-value="1">
          <text:p text:style-name="P10"><text:span text:style-name="Fonte_20_parág._20_padrão"><text:span text:style-name="T6">Seleção do satélite a ser usado:</text:span></text:span><text:span text:style-name="Fonte_20_parág._20_padrão"><text:span text:style-name="T2"> o GEE possui na sua base de dados imagens de todas as missões Landsat (USGS) e Sentinel (ESA); nesta fase, o usuário deve selecionar quais das diferentes missões deseja utilizar nas suas análises.</text:span></text:span></text:p>
        </text:list-item>
        <text:list-item>
          <text:p text:style-name="P10"><text:span text:style-name="Fonte_20_parág._20_padrão"><text:span text:style-name="T6">Seleção da área de interesse:</text:span></text:span><text:span text:style-name="Fonte_20_parág._20_padrão"><text:span text:style-name="T2"> o usuário define, através de uma ferramenta de desenho, a área de interesse (polígono) onde pretende realizar as suas análises;</text:span></text:span></text:p>
        </text:list-item>
        <text:list-item>
          <text:p text:style-name="P10"><text:span text:style-name="Fonte_20_parág._20_padrão"><text:span text:style-name="T6">Determinação da percentagem de nuvens e filtragem: </text:span></text:span><text:span text:style-name="Fonte_20_parág._20_padrão"><text:span text:style-name="T2">o algoritmo Fmask (ZHU; WANG; WOODCOCK, 2015) é usado nesta fase para determinar a percentagem de nuvens na imagem dentro da área de interesse, definida no item 2. Com esta informação, o usuário pode filtrar quais as imagens que pretende usar nas suas análises.</text:span></text:span></text:p>
        </text:list-item>
        <text:list-item>
          <text:p text:style-name="P10"><text:span text:style-name="Fonte_20_parág._20_padrão"><text:span text:style-name="T6">Determinação das linhas de costa:</text:span></text:span><text:span text:style-name="Fonte_20_parág._20_padrão"><text:span text:style-name="T2"> a ferramenta e-C.A.S.S.I.E utiliza uma metodologia similar à desenvolvida por Hagenaars et al. (2018), compreendendo a aplicação do índice NDWI (Normalized Difference Water Index) e a limiarização binária dos valores resultantes; a separação água-terra é determinada de forma automática pelo Método de Otsu, que produz a segmentação com base no histograma da imagem, de forma com que a variância interclasse seja maximizada (OTSU, 1979); esta metodologia é aplicada a todas as imagens selecionadas pelo utilizador, e assim obtida uma série-temporal de linhas de costa.</text:span></text:span></text:p>
        </text:list-item>
        <text:list-item>
          <text:p text:style-name="P10"><text:span text:style-name="Fonte_20_parág._20_padrão"><text:span text:style-name="T6">Visualização dos resultados:</text:span></text:span><text:span text:style-name="Fonte_20_parág._20_padrão"><text:span text:style-name="T2"> após a determinação das linhas de costa são realizados alguns cálculos estatísticos (e.g., taxas de variação de linha de costa; avanço ou recuo </text:span></text:span><text:soft-page-break/><text:span text:style-name="Fonte_20_parág._20_padrão"><text:span text:style-name="T2">máximo; etc.) seguindo uma abordagem semelhante à utilizada pela ferramenta DSAS (Digital Shoreline Analysis Sytem) da USGS (THIELER et al., 2017).</text:span></text:span></text:p>
        </text:list-item>
      </text:list>
      <text:p text:style-name="P1"/>
      <text:p text:style-name="P5"><text:span text:style-name="Fonte_20_parág._20_padrão"><text:span text:style-name="T1">4. Conclusão</text:span></text:span></text:p>
      <text:p text:style-name="P5"><text:span text:style-name="Fonte_20_parág._20_padrão"><text:span text:style-name="T2">O presente trabalho relatou o processo de desenvolvimento da ferramenta e-C.A.S.S.I.E. e apresentou alguns resultados preliminares obtidos ao longo de sua implementação. Para validar a proposta, uma prévia da ferramenta foi apresentada a gestores de um conjunto de instituições envolvidas com a preservação e gestão de ambientes costeiros, incluindo o Centro Nacional de Pesquisa e Conservação da Biodiversidade Marinha do Sudeste e Sul (CEPSUL) e o Ministério do Meio Ambiente (MMA), que relataram elevado potencial de apoio às atividades realizadas no cotidiano das respectivas instituições. Futuramente, busca-se expandir as funcionalidades da ferramenta com a intenção primária de aprimorar o mapeamento e análise de ocupação do solo em ambientes costeiros considerando séries temporais.</text:span></text:span></text:p>
      <text:p text:style-name="P1"><text:bookmark text:name="_gjdgxs"/></text:p>
      <text:p text:style-name="P5"><text:span text:style-name="Fonte_20_parág._20_padrão"><text:span text:style-name="T1">Fonte financiadora</text:span></text:span></text:p>
      <text:p text:style-name="P5"><text:span text:style-name="Fonte_20_parág._20_padrão"><text:span text:style-name="T2">Conselho Nacional de Desenvolvimento Científico e Tecnológico (CNPq). Subida do nível do mar e a Baía da Babitonga: uma abordagem eco-morfodin</text:span></text:span><text:span text:style-name="Fonte_20_parág._20_padrão"><text:span text:style-name="T5">â</text:span></text:span><text:span text:style-name="Fonte_20_parág._20_padrão"><text:span text:style-name="T2">mica para prever e mitigar impactos. Processo n. 441545/2017-3.</text:span></text:span></text:p>
      <text:p text:style-name="P2"/>
      <text:p text:style-name="P5"><text:span text:style-name="Fonte_20_parág._20_padrão"><text:span text:style-name="T1">5. Referências</text:span></text:span></text:p>
      <text:p text:style-name="P1"/>
      <text:p text:style-name="P5"><text:span text:style-name="Fonte_20_parág._20_padrão"><text:span text:style-name="T2">GORELICK, N.; HANCHER, M.; DIXON, M.; et al. </text:span></text:span><text:span text:style-name="Fonte_20_parág._20_padrão"><text:span text:style-name="T7">Google Earth Engine: Planetary-scale geospatial analysis for everyone. Remote Sensing of Environment, v. 202, p. 18–27, 2017. Elsevier.</text:span></text:span></text:p>
      <text:p text:style-name="P3"/>
      <text:p text:style-name="P5"><text:span text:style-name="Fonte_20_parág._20_padrão"><text:span text:style-name="T7">HAGENAARS, G.; DE VRIES, S.; LUIJENDIJK, A. P.; DE BOER, W. P.; RENIERS, A. J. H. M. On the accuracy of automated shoreline detection derived from satellite imagery: A case study of the Sand Motor mega-scale nourishment. Coastal Engineering, v. 133, p. 113–125, 2018. Elsevier.</text:span></text:span></text:p>
      <text:p text:style-name="P3"/>
      <text:p text:style-name="P3">LUIJENDIJK, A.; HAGENAARS, G.; RANASINGHE, R.; et al. The State of the World’s Beaches. Scientific Reports, v. 8, n. 1, p. 6641, 2018. Nature Publishing Group.</text:p>
      <text:p text:style-name="P3"/>
      <text:p text:style-name="P5"><text:span text:style-name="Fonte_20_parág._20_padrão"><text:span text:style-name="T7">OTSU, N. A threshold selection method from gray-level histograms. IEEE transactions on systems, man, and cybernetics, v. 9, n. 1, p. 62–66, 1979. IEEE.</text:span></text:span></text:p>
      <text:p text:style-name="P3"/>
      <text:p text:style-name="P4"><text:span text:style-name="Fonte_20_parág._20_padrão"><text:span text:style-name="T9">THIELER, E.R., HIMMELSTOSS, E.A., ZICHICHI, J.L., ERGUL, A. Digital Shoreline Analysis System (DSAS) version 4.0—An ArcGIS extension for calculating shoreline change. U.S. Geological Survey Open-File Report 2008, p. 1278, 2009.</text:span></text:span></text:p>
      <text:p text:style-name="P7"/>
      <text:p text:style-name="P4"><text:span text:style-name="Fonte_20_parág._20_padrão"><text:span text:style-name="T10">VITOUSEK, S.; BARNARD, P. L.; FLETCHER, C. H.; et al. Doubling of coastal flooding frequency within decades due to sea-level rise. Scientific Reports, v. 7, n. 1, 2017.</text:span></text:span></text:p>
      <text:p text:style-name="P8"/>
      <text:p text:style-name="P4"><text:span text:style-name="Fonte_20_parág._20_padrão"><text:span text:style-name="T10">VOUSDOUKAS, M. I.; MENTASCHI, L.; VOUKOUVALAS, E.; et al. Global probabilistic projections of extreme sea levels show intensification of coastal flood hazard. Nature Communications, v. 9, n. 1, p. 2360, 2018. Nature Publishing Group.</text:span></text:span></text:p>
      <text:p text:style-name="P8"/>
      <text:p text:style-name="P4"><text:span text:style-name="Fonte_20_parág._20_padrão"><text:span text:style-name="T10">ZHU, Z.; WANG, S.; WOODCOCK, C. E. Improvement and expansion of the Fmask algorithm: cloud, cloud shadow, and snow detection for Landsats 4–7, 8, and Sentinel 2 images. </text:span></text:span><text:span text:style-name="Fonte_20_parág._20_padrão"><text:span text:style-name="T11">Remote Sensing of Environment, v. 159, p. 269–277,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141cm" loext:contextual-spacing="false" fo:line-height="100%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494cm" fo:margin-bottom="0.141cm" loext:contextual-spacing="false" fo:line-height="100%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423cm" fo:margin-bottom="0.071cm" loext:contextual-spacing="false" fo:line-height="100%" fo:keep-together="always" fo:hyphenation-ladder-count="no-limit" fo:keep-with-next="always"/>
      <style:text-properties fo:font-size="12pt" fo:font-weight="bold" style:font-size-asian="12pt" style:font-weight-asian="bold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388cm" fo:margin-bottom="0.071cm" loext:contextual-spacing="false" fo:line-height="100%" fo:keep-together="always" fo:hyphenation-ladder-count="no-limit" fo:keep-with-next="always"/>
      <style:text-properties fo:font-weight="bold" style:font-weight-asian="bold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353cm" fo:margin-bottom="0.071cm" loext:contextual-spacing="false" fo:line-height="100%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ítulo" style:family="paragraph" style:parent-style-name="Normal" style:next-style-name="Standard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Subtítulo" style:family="paragraph" style:parent-style-name="Normal" style:next-style-name="Standard">
      <style:paragraph-properties fo:margin-top="0.635cm" fo:margin-bottom="0.141cm" loext:contextual-spacing="false" fo:line-height="100%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="Calibri" fo:font-family="Calibri" style:font-family-generic="swiss" style:font-pitch="variable" fo:font-size="11pt" fo:font-style="normal" fo:font-weight="normal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1pt" fo:font-style="normal" fo:font-weight="normal" style:font-size-asian="11pt" style:font-style-asian="normal" style:font-weight-asian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Antonio Henrique da Fontoura Klein</meta:initial-creator>
    <meta:creation-date>2018-07-18T21:52:00Z</meta:creation-date>
    <dc:date>2018-07-19T19:45:34.719378425</dc:date>
    <meta:editing-cycles>7</meta:editing-cycles>
    <meta:editing-duration>PT55M52S</meta:editing-duration>
    <meta:document-statistic meta:table-count="0" meta:image-count="0" meta:object-count="0" meta:page-count="2" meta:paragraph-count="26" meta:word-count="1023" meta:character-count="6756" meta:non-whitespace-character-count="5769"/>
    <meta:template xlink:type="simple" xlink:actuate="onRequest" xlink:title="" xlink:href="../Resumo%20SBPA%20Fernando%20(1).odt/Normal"/>
  </office:meta>
</office:document-meta>
</file>